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P1" style:family="paragraph" style:parent-style-name="normal">
      <style:paragraph-properties fo:margin-left="0in" fo:margin-right="0in" fo:orphans="2" fo:widows="2" fo:text-indent="0in" style:auto-text-indent="false"/>
      <style:text-properties style:font-name="DejaVu Sans" officeooo:paragraph-rsid="002428d4"/>
    </style:style>
    <style:style style:name="P2" style:family="paragraph" style:parent-style-name="normal">
      <style:paragraph-properties fo:margin-left="0in" fo:margin-right="0in" fo:orphans="2" fo:widows="2" fo:text-indent="0in" style:auto-text-indent="false"/>
      <style:text-properties style:font-name="DejaVu Sans" officeooo:paragraph-rsid="00253e09"/>
    </style:style>
    <style:style style:name="P3" style:family="paragraph" style:parent-style-name="normal">
      <style:paragraph-properties fo:margin-left="0in" fo:margin-right="0in" fo:orphans="2" fo:widows="2" fo:text-indent="0in" style:auto-text-indent="false"/>
      <style:text-properties style:font-name="DejaVu Sans" officeooo:paragraph-rsid="0027030e"/>
    </style:style>
    <style:style style:name="P4" style:family="paragraph" style:parent-style-name="normal">
      <style:paragraph-properties fo:margin-left="0in" fo:margin-right="0in" fo:orphans="2" fo:widows="2" fo:text-indent="0in" style:auto-text-indent="false"/>
      <style:text-properties style:font-name="DejaVu Sans" fo:font-size="15pt" officeooo:rsid="0027030e" officeooo:paragraph-rsid="0027030e" style:font-size-asian="15pt" style:font-size-complex="15pt"/>
    </style:style>
    <style:style style:name="P5" style:family="paragraph" style:parent-style-name="normal">
      <style:paragraph-properties fo:margin-left="0in" fo:margin-right="0in" fo:orphans="2" fo:widows="2" fo:text-indent="0in" style:auto-text-indent="false"/>
      <style:text-properties style:font-name="DejaVu Sans" fo:font-size="15pt" officeooo:rsid="0027030e" officeooo:paragraph-rsid="0027030e" style:font-size-asian="13.1000003814697pt" style:font-size-complex="15pt"/>
    </style:style>
    <style:style style:name="P6" style:family="paragraph" style:parent-style-name="normal">
      <style:paragraph-properties fo:margin-left="0in" fo:margin-right="0in" fo:orphans="2" fo:widows="2" fo:text-indent="0in" style:auto-text-indent="false"/>
      <style:text-properties style:font-name="DejaVu Sans" officeooo:rsid="0025abca" officeooo:paragraph-rsid="0025abca"/>
    </style:style>
    <style:style style:name="P7" style:family="paragraph" style:parent-style-name="normal">
      <style:paragraph-properties fo:margin-left="0in" fo:margin-right="0in" fo:orphans="2" fo:widows="2" fo:text-indent="0in" style:auto-text-indent="false"/>
      <style:text-properties style:font-name="DejaVu Sans" officeooo:rsid="0027030e" officeooo:paragraph-rsid="0027030e"/>
    </style:style>
    <style:style style:name="P8" style:family="paragraph" style:parent-style-name="normal">
      <style:text-properties officeooo:paragraph-rsid="0027030e"/>
    </style:style>
    <style:style style:name="P9" style:family="paragraph" style:parent-style-name="normal">
      <style:text-properties officeooo:paragraph-rsid="00270d5f"/>
    </style:style>
    <style:style style:name="P10" style:family="paragraph" style:parent-style-name="normal">
      <style:text-properties officeooo:rsid="00270d5f" officeooo:paragraph-rsid="00270d5f"/>
    </style:style>
    <style:style style:name="P11" style:family="paragraph" style:parent-style-name="normal">
      <style:text-properties fo:font-style="normal" officeooo:rsid="00270d5f" officeooo:paragraph-rsid="00270d5f" style:font-style-asian="normal" style:font-style-complex="normal"/>
    </style:style>
    <style:style style:name="P12" style:family="paragraph" style:parent-style-name="normal">
      <style:text-properties officeooo:rsid="0028e6e7" officeooo:paragraph-rsid="0028e6e7"/>
    </style:style>
    <style:style style:name="P13" style:family="paragraph" style:parent-style-name="Title" style:master-page-name="Standard">
      <style:paragraph-properties style:page-number="1"/>
      <style:text-properties style:font-name="DejaVu Sans"/>
    </style:style>
    <style:style style:name="P14" style:family="paragraph" style:parent-style-name="normal">
      <style:paragraph-properties fo:margin-left="0in" fo:margin-right="0in" fo:orphans="2" fo:widows="2" fo:text-indent="0in" style:auto-text-indent="false"/>
      <style:text-properties fo:font-variant="normal" fo:text-transform="none" fo:color="#000000" loext:opacity="100%" style:font-name="DejaVu Sans" fo:font-size="10.5pt" fo:letter-spacing="normal" fo:font-style="normal" fo:font-weight="normal" officeooo:rsid="0018b372"/>
    </style:style>
    <style:style style:name="P15" style:family="paragraph" style:parent-style-name="normal">
      <style:paragraph-properties fo:margin-left="0in" fo:margin-right="0in" fo:orphans="2" fo:widows="2" fo:text-indent="0in" style:auto-text-indent="false"/>
      <style:text-properties fo:font-variant="normal" fo:text-transform="none" fo:color="#000000" loext:opacity="100%" style:font-name="DejaVu Sans" fo:font-size="10.5pt" fo:letter-spacing="normal" fo:font-style="normal" fo:font-weight="normal" officeooo:paragraph-rsid="0018b372"/>
    </style:style>
    <style:style style:name="P16" style:family="paragraph" style:parent-style-name="normal">
      <style:text-properties fo:font-variant="normal" fo:text-transform="none" fo:color="#000000" loext:opacity="100%" style:font-name="DejaVu Sans" fo:font-size="10.5pt" fo:letter-spacing="normal" fo:font-style="normal" fo:font-weight="normal" officeooo:rsid="00270d5f" officeooo:paragraph-rsid="00270d5f" style:font-style-asian="normal" style:font-style-complex="normal"/>
    </style:style>
    <style:style style:name="P17" style:family="paragraph" style:parent-style-name="normal">
      <style:text-properties fo:font-variant="normal" fo:text-transform="none" fo:color="#000000" loext:opacity="100%" style:font-name="DejaVu Sans" fo:font-size="10.5pt" fo:letter-spacing="normal" fo:font-style="normal" fo:font-weight="normal" officeooo:rsid="001ee6f4" officeooo:paragraph-rsid="0028e6e7" style:font-style-asian="normal" style:font-style-complex="normal"/>
    </style:style>
    <style:style style:name="P18" style:family="paragraph" style:parent-style-name="normal">
      <style:text-properties fo:font-variant="normal" fo:text-transform="none" fo:color="#000000" loext:opacity="100%" style:font-name="DejaVu Sans" fo:font-size="10.5pt" fo:letter-spacing="normal" fo:font-style="normal" fo:font-weight="normal" officeooo:rsid="001ee6f4" officeooo:paragraph-rsid="0027030e" style:font-style-asian="normal" style:font-style-complex="normal"/>
    </style:style>
    <style:style style:name="P19" style:family="paragraph" style:parent-style-name="normal">
      <style:text-properties fo:font-variant="normal" fo:text-transform="none" fo:color="#000000" loext:opacity="100%" style:font-name="DejaVu Sans" fo:font-size="10.5pt" fo:letter-spacing="normal" fo:font-style="normal" fo:font-weight="normal" officeooo:rsid="0028e6e7" officeooo:paragraph-rsid="0028e6e7" style:font-style-asian="normal" style:font-style-complex="normal"/>
    </style:style>
    <style:style style:name="P20" style:family="paragraph" style:parent-style-name="normal">
      <style:paragraph-properties fo:margin-left="0in" fo:margin-right="0in" fo:orphans="2" fo:widows="2" fo:text-indent="0in" style:auto-text-indent="false"/>
      <style:text-properties fo:font-variant="normal" fo:text-transform="none" fo:color="#000000" loext:opacity="100%" style:font-name="DejaVu Sans" fo:font-size="10.5pt" fo:letter-spacing="normal" fo:font-style="italic" fo:font-weight="normal" officeooo:rsid="0018b372" officeooo:paragraph-rsid="001980a4" style:font-style-asian="italic" style:font-style-complex="italic"/>
    </style:style>
    <style:style style:name="P21" style:family="paragraph" style:parent-style-name="normal">
      <style:paragraph-properties fo:margin-left="0in" fo:margin-right="0in" fo:orphans="2" fo:widows="2" fo:text-indent="0in" style:auto-text-indent="false"/>
      <style:text-properties fo:font-variant="normal" fo:text-transform="none" fo:color="#000000" loext:opacity="100%" style:font-name="DejaVu Sans" fo:font-size="10.5pt" fo:letter-spacing="normal" fo:font-style="italic" fo:font-weight="normal" officeooo:rsid="001980a4" officeooo:paragraph-rsid="001980a4" style:font-style-asian="italic" style:font-style-complex="italic"/>
    </style:style>
    <style:style style:name="P22" style:family="paragraph" style:parent-style-name="normal">
      <style:text-properties fo:font-variant="normal" fo:text-transform="none" fo:color="#000000" loext:opacity="100%" style:font-name="DejaVu Sans" fo:font-size="10.5pt" fo:letter-spacing="normal" fo:font-style="italic" fo:font-weight="normal" officeooo:paragraph-rsid="0027030e" style:font-style-asian="italic" style:font-style-complex="italic"/>
    </style:style>
    <style:style style:name="P23" style:family="paragraph" style:parent-style-name="normal">
      <style:text-properties fo:font-variant="normal" fo:text-transform="none" fo:color="#000000" loext:opacity="100%" style:font-name="DejaVu Sans" fo:font-size="10.5pt" fo:letter-spacing="normal" fo:font-style="italic" fo:font-weight="normal" officeooo:paragraph-rsid="00270d5f" style:font-style-asian="italic" style:font-style-complex="italic"/>
    </style:style>
    <style:style style:name="P24" style:family="paragraph" style:parent-style-name="normal">
      <style:text-properties fo:font-variant="normal" fo:text-transform="none" fo:color="#000000" loext:opacity="100%" style:font-name="DejaVu Sans" fo:font-size="15pt" fo:letter-spacing="normal" fo:font-style="normal" fo:font-weight="normal" officeooo:rsid="00270d5f" officeooo:paragraph-rsid="00270d5f" style:font-size-asian="15pt" style:font-style-asian="normal" style:font-size-complex="15pt" style:font-style-complex="normal"/>
    </style:style>
    <style:style style:name="P25" style:family="paragraph" style:parent-style-name="normal">
      <style:text-properties style:font-name="DejaVu Sans" fo:font-size="15pt" officeooo:rsid="00270d5f" officeooo:paragraph-rsid="00270d5f" style:font-size-asian="13.1000003814697pt" style:font-size-complex="15pt"/>
    </style:style>
    <style:style style:name="P26" style:family="paragraph" style:parent-style-name="normal">
      <style:paragraph-properties fo:margin-left="0in" fo:margin-right="0in" fo:orphans="2" fo:widows="2" fo:text-indent="0in" style:auto-text-indent="false"/>
      <style:text-properties style:font-name="DejaVu Sans" fo:font-size="26pt" officeooo:rsid="001980a4" officeooo:paragraph-rsid="0027030e" style:font-size-asian="26pt" style:font-size-complex="26pt"/>
    </style:style>
    <style:style style:name="T1" style:family="text">
      <style:text-properties fo:font-variant="normal" fo:text-transform="none" fo:color="#000000" loext:opacity="100%" fo:font-size="10.5pt" fo:letter-spacing="normal" fo:font-style="normal" fo:font-weight="normal" style:font-size-asian="26pt" style:font-style-asian="normal" style:font-size-complex="26pt" style:font-style-complex="normal"/>
    </style:style>
    <style:style style:name="T2" style:family="text">
      <style:text-properties fo:font-variant="normal" fo:text-transform="none" fo:color="#000000" loext:opacity="100%" fo:font-size="10.5pt" fo:letter-spacing="normal" fo:font-style="normal" fo:font-weight="normal" officeooo:rsid="001980a4" style:font-size-asian="26pt" style:font-style-asian="normal" style:font-size-complex="26pt" style:font-style-complex="normal"/>
    </style:style>
    <style:style style:name="T3" style:family="text">
      <style:text-properties fo:font-variant="normal" fo:text-transform="none" fo:color="#000000" loext:opacity="100%" fo:font-size="10.5pt" fo:letter-spacing="normal" fo:font-style="italic" fo:font-weight="normal" style:font-style-asian="italic" style:font-style-complex="italic"/>
    </style:style>
    <style:style style:name="T4" style:family="text">
      <style:text-properties fo:font-variant="normal" fo:text-transform="none" fo:color="#000000" loext:opacity="100%" style:font-name="DejaVu Sans" fo:font-size="10.5pt" fo:letter-spacing="normal" fo:font-style="normal" fo:font-weight="normal" style:font-style-asian="normal" style:font-style-complex="normal"/>
    </style:style>
    <style:style style:name="T5" style:family="text">
      <style:text-properties fo:font-variant="normal" fo:text-transform="none" fo:color="#000000" loext:opacity="100%" style:font-name="DejaVu Sans" fo:font-size="10.5pt" fo:letter-spacing="normal" fo:font-style="normal" fo:font-weight="normal" officeooo:rsid="001ee6f4" style:font-style-asian="normal" style:font-style-complex="normal"/>
    </style:style>
    <style:style style:name="T6" style:family="text">
      <style:text-properties fo:font-variant="normal" fo:text-transform="none" fo:color="#000000" loext:opacity="100%" style:font-name="DejaVu Sans" fo:font-size="10.5pt" fo:letter-spacing="normal" fo:font-style="normal" fo:font-weight="normal" officeooo:rsid="00296698" style:font-style-asian="normal" style:font-style-complex="normal"/>
    </style:style>
    <style:style style:name="T7" style:family="text">
      <style:text-properties fo:font-variant="normal" fo:text-transform="none" fo:color="#000000" loext:opacity="100%" style:font-name="DejaVu Sans" fo:font-size="10.5pt" fo:letter-spacing="normal" fo:font-style="italic" fo:font-weight="normal" style:font-style-asian="italic" style:font-style-complex="italic"/>
    </style:style>
    <style:style style:name="T8" style:family="text">
      <style:text-properties fo:font-variant="normal" fo:text-transform="none" fo:color="#000000" loext:opacity="100%" style:font-name="DejaVu Sans" fo:font-size="10.5pt" fo:letter-spacing="normal" fo:font-weight="normal"/>
    </style:style>
    <style:style style:name="T9" style:family="text">
      <style:text-properties fo:font-variant="normal" fo:text-transform="none" fo:color="#000000" loext:opacity="100%" style:font-name="DejaVu Sans" fo:font-size="10.5pt" fo:letter-spacing="normal" fo:font-weight="normal" officeooo:rsid="0028e6e7"/>
    </style:style>
    <style:style style:name="T10" style:family="text">
      <style:text-properties fo:font-variant="normal" fo:text-transform="none" fo:color="#000000" loext:opacity="100%" style:font-name="DejaVu Sans" fo:font-size="10.5pt" fo:letter-spacing="normal" fo:font-weight="normal" officeooo:rsid="00296698"/>
    </style:style>
    <style:style style:name="T11" style:family="text">
      <style:text-properties fo:font-variant="normal" fo:text-transform="none" fo:color="#000000" loext:opacity="100%" style:font-name="DejaVu Sans" fo:font-size="15pt" fo:letter-spacing="normal" fo:font-style="normal" fo:font-weight="normal" officeooo:rsid="0027030e" style:font-size-asian="13.1000003814697pt" style:font-style-asian="normal" style:font-size-complex="15pt" style:font-style-complex="normal"/>
    </style:style>
    <style:style style:name="T12" style:family="text">
      <style:text-properties fo:font-variant="normal" fo:text-transform="none" fo:color="#000000" loext:opacity="100%" fo:font-size="26pt" fo:letter-spacing="normal" fo:font-style="normal" fo:font-weight="normal" officeooo:rsid="001980a4" style:font-size-asian="26pt" style:font-style-asian="normal" style:font-size-complex="26pt" style:font-style-complex="normal"/>
    </style:style>
    <style:style style:name="T13" style:family="text">
      <style:text-properties style:font-name="DejaVu Sans"/>
    </style:style>
    <style:style style:name="T14" style:family="text">
      <style:text-properties style:font-name="DejaVu Sans" fo:font-style="italic" style:font-style-asian="italic" style:font-style-complex="italic"/>
    </style:style>
    <style:style style:name="T15" style:family="text">
      <style:text-properties style:font-name="DejaVu Sans" fo:font-size="15pt" officeooo:rsid="0027030e" style:font-size-asian="13.1000003814697pt" style:font-size-complex="15pt"/>
    </style:style>
    <style:style style:name="T16" style:family="text">
      <style:text-properties style:font-name="DejaVu Sans" officeooo:rsid="0027030e"/>
    </style:style>
    <style:style style:name="T17" style:family="text">
      <style:text-properties officeooo:rsid="0027030e"/>
    </style:style>
    <style:style style:name="T18" style:family="text">
      <style:text-properties fo:font-size="26pt" officeooo:rsid="001980a4" style:font-size-asian="26pt" style:font-size-complex="26pt"/>
    </style:style>
    <style:style style:name="T19" style:family="text">
      <style:text-properties officeooo:rsid="00270d5f"/>
    </style:style>
    <style:style style:name="T20" style:family="text">
      <style:text-properties officeooo:rsid="0028e6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 text:name="_fdl5xvsuywc5"/>Reviewer Response Letter</text:p>
      <text:p text:style-name="P14"/>
      <text:p text:style-name="P15">Manuscript #RSI22-AR-02455R:</text:p>
      <text:p text:style-name="P15"/>
      <text:p text:style-name="P20">The yaq Project: Standardized Software Enabling Flexible Instrumentation</text:p>
      <text:p text:style-name="P21"/>
      <text:p text:style-name="P8"><text:span text:style-name="T12">Reviewer #1</text:span><text:span text:style-name="T13"><text:line-break/><text:line-break/></text:span><text:span text:style-name="T15">References</text:span></text:p>
      <text:p text:style-name="P8"/>
      <text:p text:style-name="P22">As a reviewer, it is disappointing that the references are question marks in the marked-up version of the resubmission.</text:p>
      <text:p text:style-name="P8"><text:span text:style-name="T13"><text:line-break/></text:span><text:span text:style-name="T16">Our apologies, this has been fixed.</text:span><text:span text:style-name="T13"><text:line-break/></text:span></text:p>
      <text:p text:style-name="P25">Spelling of .busy()</text:p>
      <text:p text:style-name="P9"><text:span text:style-name="T13"><text:line-break/></text:span><text:span text:style-name="T7">It's unclear why .is_busy becomes .busy in the raster example (1.2). </text:span></text:p>
      <text:p text:style-name="P23"/>
      <text:p text:style-name="P10">Thank you for catching that! The spelling is “busy”, not “is_busy”. This has been fixed.</text:p>
      <text:p text:style-name="P9"/>
      <text:p text:style-name="P25">Loop nesting detail</text:p>
      <text:p text:style-name="P9"/>
      <text:p text:style-name="P23">Also, in example 1.2 it is surprising that the outer loop motor is moved every time through the script (even though most of those commands will direct the motor to the same place).</text:p>
      <text:p text:style-name="P16"/>
      <text:p text:style-name="P11"><text:span text:style-name="T8">You’re exactly correct. Putting motor1.set_position in the inner loop causes the same </text:span><text:span text:style-name="T10">message</text:span><text:span text:style-name="T8"> to be sent over the network again and again unnecessarily. Practically, we get away with this </text:span><text:span text:style-name="T9">mistake</text:span><text:span text:style-name="T8"> because network traffic is almost always fast compared to motor motion. We’ve changed the example to put motor1.set_position outside of the inner loop.</text:span></text:p>
      <text:p text:style-name="P16"/>
      <text:p text:style-name="P16"/>
      <text:p text:style-name="P16"/>
      <text:p text:style-name="P16"/>
      <text:p text:style-name="P16"/>
      <text:p text:style-name="P16"/>
      <text:p text:style-name="P23"/>
      <text:p text:style-name="P23"/>
      <text:p text:style-name="P24"><text:soft-page-break/>Blocking</text:p>
      <text:p text:style-name="P23"/>
      <text:p text:style-name="P23">The authors should clarify why requiring high-level scripts to implement "blocking" [while motor.is_busy(): time.sleep(0.001)] is a good design choice. Might experimenters forget to wait for motor completion and cause misalignment in data?</text:p>
      <text:p text:style-name="P17"/>
      <text:p text:style-name="P12"><text:span text:style-name="T5">F</text:span><text:span text:style-name="T4">rom our perspective, offering the busy message gives users the flexibility to implement blocking how </text:span><text:span text:style-name="T6">experimenters</text:span><text:span text:style-name="T4"> wish. Sometimes each peripheral needs to block before the next operation. Sometimes groups of peripherals can move together, and </text:span><text:span text:style-name="T6">block until all have arrived</text:span><text:span text:style-name="T4">. Sometimes </text:span><text:span text:style-name="T6">peripherals</text:span><text:span text:style-name="T4"> don’t need to block at all. Users can implement any of these patterns by choosing how to invoke the busy message in their script.</text:span></text:p>
      <text:p text:style-name="P19"/>
      <text:p text:style-name="P19">Yes, users might forget to wait. This is a trade-off between flexibility and safety, and we’ve chosen flexibility here. So far we haven’t seen too much confusion about when to block---in fact many users are too cautious and could speed up their experiments by removing unnecessary blocking.</text:p>
      <text:p text:style-name="P19"/>
      <text:p text:style-name="P19">Your question has inspired us to add another section to the SI: “Non-Blocking Script”. Here we give an example where one of the peripherals is non-bocking in the experiment. We think it strengthens the understanding, especially when contrasted with the existing raster script. Thanks for the idea!</text:p>
      <text:p text:style-name="P18"/>
      <text:p text:style-name="P8"><text:span text:style-name="T11">SI typos</text:span><text:span text:style-name="T13"><text:line-break/><text:line-break/></text:span><text:span text:style-name="T7">The supplementary information needs a second read-through for typos. There is a missing word near the bottom of S9: "This has not yet been implemented for , and would require clients to have knowledge of how to retrieve and display the images collected, but there is nothing preventing this if throughput is a limitation."</text:span><text:span text:style-name="T14"><text:line-break/></text:span><text:span text:style-name="T7">In the references, ref [3] reads "ACcessed".</text:span><text:span text:style-name="T13"><text:line-break/></text:span></text:p>
      <text:p text:style-name="P12"><text:span text:style-name="T2">T</text:span><text:span text:style-name="T1">hanks for catching these typos, we’ve fixed them.</text:span></text:p>
      <text:p text:style-name="P26"/>
      <text:p text:style-name="P26"/>
      <text:p text:style-name="P26"/>
      <text:p text:style-name="P26"/>
      <text:p text:style-name="P26"/>
      <text:p text:style-name="P3"><text:soft-page-break/><text:span text:style-name="T18">Reviewer #2</text:span><text:line-break/></text:p>
      <text:p text:style-name="P5">meaning of “yaq”</text:p>
      <text:p text:style-name="P3"><text:line-break/><text:span text:style-name="T3">The word Yaq appears everywhere (even in the title) but is nowhere explained. I guess it doesn't mean the tibetan bull...</text:span><text:line-break/></text:p>
      <text:p text:style-name="P6">Good question! We’ve added a short answer (yaq stands for “Yet Another acQuisition”) to the manuscript and a long, gratuitous answer to the SI.</text:p>
      <text:p text:style-name="P1"/>
      <text:p text:style-name="P4">Open source landscape</text:p>
      <text:p text:style-name="P1"><text:line-break/><text:span text:style-name="T3">There is still no real comparison with advantages/disadvantages with existing solutions. I think the readers interested in such a paper would like to have comparative clues as to what to use that would best solve their issues especially because many things exists in the open source ecosystem.</text:span><text:line-break/></text:p>
      <text:p text:style-name="P6">We agree <text:span text:style-name="T20">that readers would be interested in more comparative work</text:span>. We’re at a point now where there are a lot of similar options and choosing a framework or library to build on top of is challenging. <text:span text:style-name="T20">We</text:span><text:span text:style-name="T17"> hope </text:span><text:span text:style-name="T20">that</text:span><text:span text:style-name="T17"> this paper </text:span><text:span text:style-name="T20">has done</text:span><text:span text:style-name="T17"> a good-enough job describing the concepts that really matter to us. </text:span><text:span text:style-name="T20">These concepts should help inform readers as they compare other projects with yaq for their application.</text:span></text:p>
      <text:p text:style-name="P6"/>
      <text:p text:style-name="P7">We’ve added a statement to the introduction: More work needs to be done to catalog, compare, and contrast the large number of open-source projects that now exist. We think there is a great opportunity for <text:span text:style-name="T19">future work here</text:span>.</text:p>
      <text:p text:style-name="P2"/>
      <text:p text:style-name="P5">References</text:p>
      <text:p text:style-name="P2"><text:line-break/><text:span text:style-name="T3">Last remarks concerns references that no more appears in the resubmitted manuscript. Impossible for me to check if all refs are now reachable. This is part of my job as reviewer and citations are especially important but here I cannot do it... This troubles me to the point I would like to see another version of the paper before going further into publication.</text:span><text:line-break/></text:p>
      <text:p text:style-name="P7">Our apologies, this has been fixed.</text:p>
      <text:p text:style-name="P2"><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style:font-name="DejaVu Sans" fo:font-family="'DejaVu Sans'" style:font-family-generic="swiss" style:font-pitch="variable"/>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date>2023-03-16T12:39:24.343678668</dc:date>
    <meta:editing-duration>PT2H48M49S</meta:editing-duration>
    <meta:editing-cycles>18</meta:editing-cycles>
    <meta:document-statistic meta:table-count="0" meta:image-count="0" meta:object-count="0" meta:page-count="3" meta:paragraph-count="31" meta:word-count="703" meta:character-count="4361" meta:non-whitespace-character-count="3674"/>
  </office:meta>
</office:document-meta>
</file>